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07982" officeooo:paragraph-rsid="00007982"/>
    </style:style>
    <style:style style:name="P2" style:family="paragraph" style:parent-style-name="Standard">
      <style:text-properties fo:font-weight="bold" officeooo:rsid="00026142" officeooo:paragraph-rsid="00026142" style:font-weight-asian="bold" style:font-weight-complex="bold"/>
    </style:style>
    <style:style style:name="P3" style:family="paragraph" style:parent-style-name="Standard">
      <style:text-properties fo:font-weight="bold" officeooo:rsid="0003989d" officeooo:paragraph-rsid="0003989d" style:font-weight-asian="bold" style:font-weight-complex="bold"/>
    </style:style>
    <style:style style:name="P4" style:family="paragraph" style:parent-style-name="Standard">
      <style:text-properties fo:font-weight="bold" officeooo:rsid="000468f2" officeooo:paragraph-rsid="000468f2" style:font-weight-asian="bold" style:font-weight-complex="bold"/>
    </style:style>
    <style:style style:name="P5" style:family="paragraph" style:parent-style-name="Standard">
      <style:text-properties fo:font-weight="bold" officeooo:rsid="0005bb6d" officeooo:paragraph-rsid="0005bb6d" style:font-weight-asian="bold" style:font-weight-complex="bold"/>
    </style:style>
    <style:style style:name="P6" style:family="paragraph" style:parent-style-name="Standard" style:list-style-name="L1">
      <style:text-properties fo:font-weight="bold" officeooo:rsid="0005bb6d" officeooo:paragraph-rsid="0005bb6d" style:font-weight-asian="bold" style:font-weight-complex="bold"/>
    </style:style>
    <style:style style:name="P7" style:family="paragraph" style:parent-style-name="Standard">
      <style:text-properties fo:font-weight="bold" officeooo:rsid="0005e7d0" officeooo:paragraph-rsid="0005e7d0" style:font-weight-asian="bold" style:font-weight-complex="bold"/>
    </style:style>
    <style:style style:name="P8" style:family="paragraph" style:parent-style-name="Standard" style:list-style-name="L2">
      <style:text-properties fo:font-weight="bold" officeooo:rsid="0005e7d0" officeooo:paragraph-rsid="0005e7d0" style:font-weight-asian="bold" style:font-weight-complex="bold"/>
    </style:style>
    <style:style style:name="P9" style:family="paragraph" style:parent-style-name="Standard">
      <style:text-properties fo:font-weight="bold" officeooo:rsid="0006c837" officeooo:paragraph-rsid="0006c837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68f2" officeooo:paragraph-rsid="000468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0ec1" style:font-weight-asian="normal" style:font-weight-complex="normal"/>
    </style:style>
    <style:style style:name="T4" style:family="text">
      <style:text-properties officeooo:rsid="00070e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diantamento a fornecedores de imobilizado</text:span> → ANC-Imobilizado, registra adiantamento a forncedores pelo fornecimento sob encomenda de bens do ANC-Imobilizado.</text:p>
      <text:p text:style-name="P1"/>
      <text:p text:style-name="P2">Método da Soma dos Dígitos / Cole / Quotas Decrescentes<text:span text:style-name="T2">:</text:span></text:p>
      <text:p text:style-name="P2"><text:span text:style-name="T2">Ex. com vida útil = 5 anos:</text:span></text:p>
      <text:p text:style-name="P2"><text:span text:style-name="T2">5 + 4 + 3 + 2 + 1 = 15</text:span></text:p>
      <text:p text:style-name="P2"><text:span text:style-name="T2">Ano 1 → 5/15</text:span></text:p>
      <text:p text:style-name="P2"><text:span text:style-name="T2">Ano 2 → 4/15</text:span></text:p>
      <text:p text:style-name="P2"><text:span text:style-name="T2">Ano 3 → 3/15</text:span></text:p>
      <text:p text:style-name="P2"><text:span text:style-name="T2">Ano 4 → 2/15</text:span></text:p>
      <text:p text:style-name="P2"><text:span text:style-name="T2">Ano 5 → 1/15</text:span></text:p>
      <text:p text:style-name="P2"><text:span text:style-name="T2"/></text:p>
      <text:p text:style-name="P3"><text:span text:style-name="T2">ESAF já cobrou Método de Cole “Crescente” → só inverter, começando pelo 1/15 e indo até 5/15.</text:span></text:p>
      <text:p text:style-name="P3"><text:span text:style-name="T2"/></text:p>
      <text:p text:style-name="P4"><text:span text:style-name="T2">Se a questão for silente, usar as seguintes taxas de depreciação, aceitas pelo Fisco:</text:span></text:p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10">Tratores</text:p>
          </table:table-cell>
          <table:table-cell table:style-name="Table1.B1" office:value-type="string">
            <text:p text:style-name="P10">4 anos = 25% a.a.</text:p>
          </table:table-cell>
        </table:table-row>
        <table:table-row>
          <table:table-cell table:style-name="Table1.A2" office:value-type="string">
            <text:p text:style-name="P10">Veículos</text:p>
          </table:table-cell>
          <table:table-cell table:style-name="Table1.B2" office:value-type="string">
            <text:p text:style-name="P10">5 anos = 20% a.a.</text:p>
          </table:table-cell>
        </table:table-row>
        <table:table-row>
          <table:table-cell table:style-name="Table1.A2" office:value-type="string">
            <text:p text:style-name="P10">Máquinas e equipamentos</text:p>
          </table:table-cell>
          <table:table-cell table:style-name="Table1.B2" office:value-type="string">
            <text:p text:style-name="P10">10 anos = 10% a.a.</text:p>
          </table:table-cell>
        </table:table-row>
        <table:table-row>
          <table:table-cell table:style-name="Table1.A2" office:value-type="string">
            <text:p text:style-name="P10">Móveis e utensílios</text:p>
          </table:table-cell>
          <table:table-cell table:style-name="Table1.B2" office:value-type="string">
            <text:p text:style-name="P10">10 anos = 10% a.a.</text:p>
          </table:table-cell>
        </table:table-row>
        <table:table-row>
          <table:table-cell table:style-name="Table1.A2" office:value-type="string">
            <text:p text:style-name="P10">Imóveis</text:p>
          </table:table-cell>
          <table:table-cell table:style-name="Table1.B2" office:value-type="string">
            <text:p text:style-name="P10">25 anos = 4% a.a.</text:p>
          </table:table-cell>
        </table:table-row>
      </table:table>
      <text:p text:style-name="P4"><text:span text:style-name="T2"/></text:p>
      <text:p text:style-name="P5"><text:span text:style-name="T2">Depreciação de bens</text:span> usados<text:span text:style-name="T2"> → </text:span>maior<text:span text:style-name="T2"> dentre:</text:span></text:p>
      <text:list xml:id="list3223388242" text:style-name="L1">
        <text:list-item>
          <text:p text:style-name="P6"><text:span text:style-name="T2">vida útil restante;</text:span></text:p>
        </text:list-item>
        <text:list-item>
          <text:p text:style-name="P6"><text:span text:style-name="T2">metade da vida útil do bem novo.</text:span></text:p>
        </text:list-item>
      </text:list>
      <text:p text:style-name="P5"><text:span text:style-name="T2"/></text:p>
      <text:p text:style-name="P7"><text:span text:style-name="T2">Depreciação </text:span>acelerada<text:span text:style-name="T2">:</text:span></text:p>
      <text:list xml:id="list1659239882" text:style-name="L2">
        <text:list-item>
          <text:p text:style-name="P8"><text:span text:style-name="T2">1 turno de 8h → 1;</text:span></text:p>
        </text:list-item>
        <text:list-item>
          <text:p text:style-name="P8"><text:span text:style-name="T2">2 turnos de 8h → 1,5;</text:span></text:p>
        </text:list-item>
        <text:list-item>
          <text:p text:style-name="P8"><text:span text:style-name="T2">3 turnos de 8h → 2.</text:span></text:p>
        </text:list-item>
      </text:list>
      <text:p text:style-name="P7"><text:span text:style-name="T2"/></text:p>
      <text:p text:style-name="P9"><text:span text:style-name="T2">O valor residual e a vida útil de uma ativo devem ser revisado </text:span>pelo menos ao final de cada ano<text:span text:style-name="T2">. Se houver diferença, deve ser realizada e tratada como </text:span>mudança de estimativa contábil<text:span text:style-name="T2">. </text:span><text:span text:style-name="T3">O valor residual e a vida útil podem </text:span><text:span text:style-name="T4">aumentar ou diminuir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2T09:04:02.302000000</dc:date>
    <meta:editing-duration>PT13H24M25S</meta:editing-duration>
    <meta:editing-cycles>10</meta:editing-cycles>
    <meta:document-statistic meta:table-count="1" meta:image-count="0" meta:object-count="0" meta:page-count="1" meta:paragraph-count="29" meta:word-count="218" meta:character-count="1071" meta:non-whitespace-character-count="887"/>
  </office:meta>
</office:document-meta>
</file>